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fo:background-color="#FFFF00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5" style:family="table-cell" style:parent-style-name="Default" style:data-style-name="N36">
      <style:table-cell-properties fo:border="thin solid #000000" style:vertical-align="middle" style:repeat-content="false"/>
      <style:paragraph-properties fo:text-align="center"/>
    </style:style>
    <style:style style:name="ce6" style:family="table-cell" style:parent-style-name="Default" style:data-style-name="N37"/>
    <style:style style:name="ce7" style:family="table-cell" style:parent-style-name="Default" style:data-style-name="N38">
      <style:table-cell-properties fo:border="thin solid #000000"/>
    </style:style>
    <style:style style:name="ce8" style:family="table-cell" style:parent-style-name="Default" style:data-style-name="N36">
      <style:table-cell-properties fo:border="thin solid #000000" style:vertical-align="automatic" fo:background-color="transparent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2.0955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2.30716666666667cm"/>
    </style:style>
    <style:style style:name="co4" style:family="table-column">
      <style:table-column-properties fo:break-before="auto" style:column-width="2.39183333333333cm"/>
    </style:style>
    <style:style style:name="co5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ndofs_as_horizontal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2" table:default-cell-style-name="ce1"/>
        <table:table-column table:style-name="co5" table:number-columns-repeated="16378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2">
            <text:p>std FEM</text:p>
          </table:table-cell>
          <table:table-cell table:number-columns-repeated="3" table:style-name="ce3"/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string" table:number-columns-spanned="3" table:number-rows-spanned="1" table:style-name="ce8">
            <text:p>\alpha_R</text:p>
          </table:table-cell>
          <table:covered-table-cell table:number-columns-repeated="2"/>
          <table:table-cell table:number-columns-repeated="16379" table:style-name="ce1"/>
        </table:table-row>
        <table:table-row table:style-name="ro1">
          <table:table-cell office:value-type="string" table:style-name="ce1">
            <text:p>c</text:p>
          </table:table-cell>
          <table:table-cell office:value-type="string" table:style-name="ce1">
            <text:p>||u||_2</text:p>
          </table:table-cell>
          <table:table-cell office:value-type="string" table:style-name="ce4">
            <text:p>u</text:p>
          </table:table-cell>
          <table:table-cell office:value-type="string" table:style-name="ce5">
            <text:p>\nabla u</text:p>
          </table:table-cell>
          <table:table-cell office:value-type="string" table:style-name="ce5">
            <text:p>\Delta u</text:p>
          </table:table-cell>
          <table:table-cell table:number-columns-repeated="16379" table:style-name="ce1"/>
        </table:table-row>
        <table:table-row table:style-name="ro1">
          <table:table-cell office:value-type="float" office:value="0.01" table:style-name="ce3">
            <text:p>1.00E-002</text:p>
          </table:table-cell>
          <table:table-cell office:value-type="float" office:value="1120" table:style-name="ce3">
            <text:p>1.12E+003</text:p>
          </table:table-cell>
          <table:table-cell table:number-columns-repeated="3" table:style-name="ce3"/>
          <table:table-cell table:style-name="ce6"/>
          <table:table-cell table:number-columns-repeated="16378"/>
        </table:table-row>
        <table:table-row table:style-name="ro1">
          <table:table-cell office:value-type="float" office:value="0.1" table:style-name="ce3">
            <text:p>1.00E-001</text:p>
          </table:table-cell>
          <table:table-cell office:value-type="float" office:value="11.2" table:style-name="ce3">
            <text:p>1.12E+001</text:p>
          </table:table-cell>
          <table:table-cell table:number-columns-repeated="3" table:style-name="ce3"/>
          <table:table-cell table:style-name="ce6"/>
          <table:table-cell table:number-columns-repeated="16378"/>
        </table:table-row>
        <table:table-row table:style-name="ro1">
          <table:table-cell office:value-type="float" office:value="1" table:style-name="ce3">
            <text:p>1.00E+000</text:p>
          </table:table-cell>
          <table:table-cell office:value-type="float" office:value="0.112" table:style-name="ce3">
            <text:p>1.12E-001</text:p>
          </table:table-cell>
          <table:table-cell table:number-columns-repeated="3" table:style-name="ce3"/>
          <table:table-cell table:style-name="ce6"/>
          <table:table-cell table:number-columns-repeated="16378"/>
        </table:table-row>
        <table:table-row table:style-name="ro1">
          <table:table-cell office:value-type="float" office:value="10" table:style-name="ce3">
            <text:p>1.00E+001</text:p>
          </table:table-cell>
          <table:table-cell office:value-type="float" office:value="1.1199999999999999E-3" table:style-name="ce3">
            <text:p>1.12E-003</text:p>
          </table:table-cell>
          <table:table-cell table:number-columns-repeated="3" table:style-name="ce3"/>
          <table:table-cell table:style-name="ce6"/>
          <table:table-cell table:number-columns-repeated="16378"/>
        </table:table-row>
        <table:table-row table:style-name="ro1">
          <table:table-cell office:value-type="float" office:value="100" table:style-name="ce3">
            <text:p>1.00E+002</text:p>
          </table:table-cell>
          <table:table-cell office:value-type="float" office:value="1.1199999999999999E-5" table:style-name="ce3">
            <text:p>1.12E-005</text:p>
          </table:table-cell>
          <table:table-cell table:number-columns-repeated="3" table:style-name="ce3"/>
          <table:table-cell table:style-name="ce6"/>
          <table:table-cell table:number-columns-repeated="16378"/>
        </table:table-row>
        <table:table-row table:number-rows-repeated="2" table:style-name="ro1">
          <table:table-cell table:number-columns-repeated="4" table:style-name="ce3"/>
          <table:table-cell table:number-columns-repeated="16380" table:style-name="ce1"/>
        </table:table-row>
        <table:table-row table:style-name="ro1">
          <table:table-cell office:value-type="string" table:style-name="ce2">
            <text:p>mixed FEM PPdisc, p=4</text:p>
          </table:table-cell>
          <table:table-cell table:number-columns-repeated="3" table:style-name="ce3"/>
          <table:table-cell table:number-columns-repeated="16380" table:style-name="ce1"/>
        </table:table-row>
        <table:table-row table:style-name="ro1">
          <table:table-cell table:style-name="ce3"/>
          <table:table-cell office:value-type="string" table:number-columns-spanned="2" table:number-rows-spanned="1" table:style-name="ce9">
            <text:p>L2 norm</text:p>
          </table:table-cell>
          <table:covered-table-cell/>
          <table:table-cell office:value-type="string" table:number-columns-spanned="3" table:number-rows-spanned="1" table:style-name="ce8">
            <text:p>\alpha_R</text:p>
          </table:table-cell>
          <table:covered-table-cell table:number-columns-repeated="2"/>
          <table:table-cell table:number-columns-repeated="16378"/>
        </table:table-row>
        <table:table-row table:style-name="ro1">
          <table:table-cell office:value-type="string" table:style-name="ce4">
            <text:p>c</text:p>
          </table:table-cell>
          <table:table-cell office:value-type="string" table:style-name="ce4">
            <text:p>||u||_2</text:p>
          </table:table-cell>
          <table:table-cell office:value-type="string" table:style-name="ce4">
            <text:p>||\nabla u||_2</text:p>
          </table:table-cell>
          <table:table-cell office:value-type="string" table:style-name="ce4">
            <text:p>u</text:p>
          </table:table-cell>
          <table:table-cell office:value-type="string" table:style-name="ce5">
            <text:p>\nabla u</text:p>
          </table:table-cell>
          <table:table-cell office:value-type="string" table:style-name="ce5">
            <text:p>\Delta u</text:p>
          </table:table-cell>
          <table:table-cell table:number-columns-repeated="16378"/>
        </table:table-row>
        <table:table-row table:style-name="ro1">
          <table:table-cell office:value-type="float" office:value="0.01" table:style-name="ce3">
            <text:p>1.00E-002</text:p>
          </table:table-cell>
          <table:table-cell office:value-type="float" office:value="0.44700000000000001" table:style-name="ce7">
            <text:p>4.5E-01</text:p>
          </table:table-cell>
          <table:table-cell office:value-type="float" office:value="1.1499999999999999" table:style-name="ce7">
            <text:p>1.2E+00</text:p>
          </table:table-cell>
          <table:table-cell office:value-type="float" office:value="2.0000000000000001E-17" table:style-name="ce3">
            <text:p>2.00E-017</text:p>
          </table:table-cell>
          <table:table-cell office:value-type="float" office:value="9.9999999999999998E-17" table:style-name="ce3">
            <text:p>1.00E-016</text:p>
          </table:table-cell>
          <table:table-cell office:value-type="float" office:value="2E-16" table:style-name="ce3">
            <text:p>2.00E-016</text:p>
          </table:table-cell>
          <table:table-cell office:value-type="float" office:value="4.4742729306487698E-17" table:formula="of:=[.D17]/[.$B17]" table:style-name="ce6">
            <text:p>4.5E-017</text:p>
          </table:table-cell>
          <table:table-cell office:value-type="float" office:value="2.2371364653243846E-16" table:formula="of:=[.E17]/[.$B17]" table:style-name="ce6">
            <text:p>2.2E-016</text:p>
          </table:table-cell>
          <table:table-cell office:value-type="float" office:value="4.4742729306487692E-16" table:formula="of:=[.F17]/[.$B17]" table:style-name="ce6">
            <text:p>4.5E-016</text:p>
          </table:table-cell>
          <table:table-cell table:number-columns-repeated="16375"/>
        </table:table-row>
        <table:table-row table:style-name="ro1">
          <table:table-cell office:value-type="float" office:value="0.1" table:style-name="ce3">
            <text:p>1.00E-001</text:p>
          </table:table-cell>
          <table:table-cell office:value-type="float" office:value="0.44" table:style-name="ce7">
            <text:p>4.4E-01</text:p>
          </table:table-cell>
          <table:table-cell office:value-type="float" office:value="1.1499999999999999" table:style-name="ce7">
            <text:p>1.2E+00</text:p>
          </table:table-cell>
          <table:table-cell office:value-type="float" office:value="2.0000000000000001E-17" table:style-name="ce3">
            <text:p>2.00E-017</text:p>
          </table:table-cell>
          <table:table-cell office:value-type="float" office:value="9.9999999999999998E-17" table:style-name="ce3">
            <text:p>1.00E-016</text:p>
          </table:table-cell>
          <table:table-cell office:value-type="float" office:value="2E-16" table:style-name="ce3">
            <text:p>2.00E-016</text:p>
          </table:table-cell>
          <table:table-cell office:value-type="float" office:value="4.5454545454545455E-17" table:formula="of:=[.D18]/[.$B18]" table:style-name="ce6">
            <text:p>4.5E-017</text:p>
          </table:table-cell>
          <table:table-cell office:value-type="float" office:value="2.2727272727272725E-16" table:formula="of:=[.E18]/[.$B18]" table:style-name="ce6">
            <text:p>2.3E-016</text:p>
          </table:table-cell>
          <table:table-cell office:value-type="float" office:value="4.5454545454545449E-16" table:formula="of:=[.F18]/[.$B18]" table:style-name="ce6">
            <text:p>4.5E-016</text:p>
          </table:table-cell>
          <table:table-cell table:number-columns-repeated="16375"/>
        </table:table-row>
        <table:table-row table:style-name="ro1">
          <table:table-cell office:value-type="float" office:value="1" table:style-name="ce3">
            <text:p>1.00E+000</text:p>
          </table:table-cell>
          <table:table-cell office:value-type="float" office:value="0.73" table:style-name="ce7">
            <text:p>7.3E-01</text:p>
          </table:table-cell>
          <table:table-cell office:value-type="float" office:value="1.1499999999999999" table:style-name="ce7">
            <text:p>1.2E+00</text:p>
          </table:table-cell>
          <table:table-cell office:value-type="float" office:value="2.0000000000000001E-17" table:style-name="ce3">
            <text:p>2.00E-017</text:p>
          </table:table-cell>
          <table:table-cell office:value-type="float" office:value="9.9999999999999998E-17" table:style-name="ce3">
            <text:p>1.00E-016</text:p>
          </table:table-cell>
          <table:table-cell office:value-type="float" office:value="2E-16" table:style-name="ce3">
            <text:p>2.00E-016</text:p>
          </table:table-cell>
          <table:table-cell office:value-type="float" office:value="2.7397260273972606E-17" table:formula="of:=[.D19]/[.$B19]" table:style-name="ce6">
            <text:p>2.7E-017</text:p>
          </table:table-cell>
          <table:table-cell office:value-type="float" office:value="1.3698630136986301E-16" table:formula="of:=[.E19]/[.$B19]" table:style-name="ce6">
            <text:p>1.4E-016</text:p>
          </table:table-cell>
          <table:table-cell office:value-type="float" office:value="2.7397260273972602E-16" table:formula="of:=[.F19]/[.$B19]" table:style-name="ce6">
            <text:p>2.7E-016</text:p>
          </table:table-cell>
          <table:table-cell table:number-columns-repeated="16375"/>
        </table:table-row>
        <table:table-row table:style-name="ro1">
          <table:table-cell office:value-type="float" office:value="10" table:style-name="ce3">
            <text:p>1.00E+001</text:p>
          </table:table-cell>
          <table:table-cell office:value-type="float" office:value="99.7" table:style-name="ce7">
            <text:p>1.0E+02</text:p>
          </table:table-cell>
          <table:table-cell office:value-type="float" office:value="1.1499999999999999" table:style-name="ce7">
            <text:p>1.2E+00</text:p>
          </table:table-cell>
          <table:table-cell office:value-type="float" office:value="2.0000000000000002E-15" table:style-name="ce3">
            <text:p>2.00E-015</text:p>
          </table:table-cell>
          <table:table-cell office:value-type="float" office:value="1E-14" table:style-name="ce3">
            <text:p>1.00E-014</text:p>
          </table:table-cell>
          <table:table-cell office:value-type="float" office:value="2E-14" table:style-name="ce3">
            <text:p>2.00E-014</text:p>
          </table:table-cell>
          <table:table-cell office:value-type="float" office:value="2.0060180541624876E-17" table:formula="of:=[.D20]/[.$B20]" table:style-name="ce6">
            <text:p>2.0E-017</text:p>
          </table:table-cell>
          <table:table-cell office:value-type="float" office:value="1.0030090270812437E-16" table:formula="of:=[.E20]/[.$B20]" table:style-name="ce6">
            <text:p>1.0E-016</text:p>
          </table:table-cell>
          <table:table-cell office:value-type="float" office:value="2.0060180541624873E-16" table:formula="of:=[.F20]/[.$B20]" table:style-name="ce6">
            <text:p>2.0E-016</text:p>
          </table:table-cell>
          <table:table-cell table:number-columns-repeated="16375"/>
        </table:table-row>
        <table:table-row table:style-name="ro1">
          <table:table-cell office:value-type="float" office:value="100" table:style-name="ce3">
            <text:p>1.00E+002</text:p>
          </table:table-cell>
          <table:table-cell office:value-type="float" office:value="10000" table:style-name="ce7">
            <text:p>1.0E+04</text:p>
          </table:table-cell>
          <table:table-cell office:value-type="float" office:value="1.1499999999999999" table:style-name="ce7">
            <text:p>1.2E+00</text:p>
          </table:table-cell>
          <table:table-cell office:value-type="float" office:value="2.0000000000000001E-13" table:style-name="ce3">
            <text:p>2.00E-013</text:p>
          </table:table-cell>
          <table:table-cell office:value-type="float" office:value="9.9999999999999998E-13" table:style-name="ce3">
            <text:p>1.00E-012</text:p>
          </table:table-cell>
          <table:table-cell office:value-type="float" office:value="2E-12" table:style-name="ce3">
            <text:p>2.00E-012</text:p>
          </table:table-cell>
          <table:table-cell office:value-type="float" office:value="2.0000000000000001E-17" table:formula="of:=[.D21]/[.$B21]" table:style-name="ce6">
            <text:p>2.0E-017</text:p>
          </table:table-cell>
          <table:table-cell office:value-type="float" office:value="9.9999999999999998E-17" table:formula="of:=[.E21]/[.$B21]" table:style-name="ce6">
            <text:p>1.0E-016</text:p>
          </table:table-cell>
          <table:table-cell office:value-type="float" office:value="2E-16" table:formula="of:=[.F21]/[.$B21]" table:style-name="ce6">
            <text:p>2.0E-016</text:p>
          </table:table-cell>
          <table:table-cell table:number-columns-repeated="16375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2">
            <text:p>mixed FEM RT, p=2</text:p>
          </table:table-cell>
          <table:table-cell table:number-columns-repeated="3" table:style-name="ce3"/>
          <table:table-cell table:number-columns-repeated="16380" table:style-name="ce1"/>
        </table:table-row>
        <table:table-row table:style-name="ro1">
          <table:table-cell table:style-name="ce3"/>
          <table:table-cell office:value-type="string" table:number-columns-spanned="2" table:number-rows-spanned="1" table:style-name="ce9">
            <text:p>L2 norm</text:p>
          </table:table-cell>
          <table:covered-table-cell/>
          <table:table-cell office:value-type="string" table:number-columns-spanned="3" table:number-rows-spanned="1" table:style-name="ce8">
            <text:p>\alpha_R</text:p>
          </table:table-cell>
          <table:covered-table-cell table:number-columns-repeated="2"/>
          <table:table-cell table:number-columns-repeated="16378" table:style-name="ce1"/>
        </table:table-row>
        <table:table-row table:style-name="ro1">
          <table:table-cell office:value-type="string" table:style-name="ce4">
            <text:p>c</text:p>
          </table:table-cell>
          <table:table-cell office:value-type="string" table:style-name="ce4">
            <text:p>||u||_2</text:p>
          </table:table-cell>
          <table:table-cell office:value-type="string" table:style-name="ce4">
            <text:p>||\nabla u||_2</text:p>
          </table:table-cell>
          <table:table-cell office:value-type="string" table:style-name="ce4">
            <text:p>u</text:p>
          </table:table-cell>
          <table:table-cell office:value-type="string" table:style-name="ce5">
            <text:p>\nabla u</text:p>
          </table:table-cell>
          <table:table-cell office:value-type="string" table:style-name="ce5">
            <text:p>\Delta u</text:p>
          </table:table-cell>
          <table:table-cell table:number-columns-repeated="16378" table:style-name="ce1"/>
        </table:table-row>
        <table:table-row table:style-name="ro1">
          <table:table-cell office:value-type="float" office:value="0.01" table:style-name="ce3">
            <text:p>1.00E-002</text:p>
          </table:table-cell>
          <table:table-cell office:value-type="float" office:value="0.44700000000000001" table:style-name="ce7">
            <text:p>4.5E-01</text:p>
          </table:table-cell>
          <table:table-cell office:value-type="float" office:value="1.1499999999999999" table:style-name="ce7">
            <text:p>1.2E+00</text:p>
          </table:table-cell>
          <table:table-cell office:value-type="float" office:value="2.0000000000000001E-17" table:style-name="ce3">
            <text:p>2.00E-017</text:p>
          </table:table-cell>
          <table:table-cell office:value-type="float" office:value="2E-16" table:style-name="ce3">
            <text:p>2.00E-016</text:p>
          </table:table-cell>
          <table:table-cell office:value-type="float" office:value="2E-16" table:style-name="ce3">
            <text:p>2.00E-016</text:p>
          </table:table-cell>
          <table:table-cell office:value-type="float" office:value="4.4742729306487698E-17" table:formula="of:=[.D28]/[.$B28]" table:style-name="ce6">
            <text:p>4.5E-017</text:p>
          </table:table-cell>
          <table:table-cell office:value-type="float" office:value="4.4742729306487692E-16" table:formula="of:=[.E28]/[.$B28]" table:style-name="ce6">
            <text:p>4.5E-016</text:p>
          </table:table-cell>
          <table:table-cell office:value-type="float" office:value="4.4742729306487692E-16" table:formula="of:=[.F28]/[.$B28]" table:style-name="ce6">
            <text:p>4.5E-016</text:p>
          </table:table-cell>
          <table:table-cell table:number-columns-repeated="16375"/>
        </table:table-row>
        <table:table-row table:style-name="ro1">
          <table:table-cell office:value-type="float" office:value="0.1" table:style-name="ce3">
            <text:p>1.00E-001</text:p>
          </table:table-cell>
          <table:table-cell office:value-type="float" office:value="0.44" table:style-name="ce7">
            <text:p>4.4E-01</text:p>
          </table:table-cell>
          <table:table-cell office:value-type="float" office:value="1.1499999999999999" table:style-name="ce7">
            <text:p>1.2E+00</text:p>
          </table:table-cell>
          <table:table-cell office:value-type="float" office:value="2.0000000000000001E-17" table:style-name="ce3">
            <text:p>2.00E-017</text:p>
          </table:table-cell>
          <table:table-cell office:value-type="float" office:value="2E-16" table:style-name="ce3">
            <text:p>2.00E-016</text:p>
          </table:table-cell>
          <table:table-cell office:value-type="float" office:value="2E-16" table:style-name="ce3">
            <text:p>2.00E-016</text:p>
          </table:table-cell>
          <table:table-cell office:value-type="float" office:value="4.5454545454545455E-17" table:formula="of:=[.D29]/[.$B29]" table:style-name="ce6">
            <text:p>4.5E-017</text:p>
          </table:table-cell>
          <table:table-cell office:value-type="float" office:value="4.5454545454545449E-16" table:formula="of:=[.E29]/[.$B29]" table:style-name="ce6">
            <text:p>4.5E-016</text:p>
          </table:table-cell>
          <table:table-cell office:value-type="float" office:value="4.5454545454545449E-16" table:formula="of:=[.F29]/[.$B29]" table:style-name="ce6">
            <text:p>4.5E-016</text:p>
          </table:table-cell>
          <table:table-cell table:number-columns-repeated="16375"/>
        </table:table-row>
        <table:table-row table:style-name="ro1">
          <table:table-cell office:value-type="float" office:value="1" table:style-name="ce3">
            <text:p>1.00E+000</text:p>
          </table:table-cell>
          <table:table-cell office:value-type="float" office:value="0.73" table:style-name="ce7">
            <text:p>7.3E-01</text:p>
          </table:table-cell>
          <table:table-cell office:value-type="float" office:value="1.1499999999999999" table:style-name="ce7">
            <text:p>1.2E+00</text:p>
          </table:table-cell>
          <table:table-cell office:value-type="float" office:value="4.0000000000000003E-17" table:style-name="ce3">
            <text:p>4.00E-017</text:p>
          </table:table-cell>
          <table:table-cell office:value-type="float" office:value="2E-16" table:style-name="ce3">
            <text:p>2.00E-016</text:p>
          </table:table-cell>
          <table:table-cell office:value-type="float" office:value="2E-16" table:style-name="ce3">
            <text:p>2.00E-016</text:p>
          </table:table-cell>
          <table:table-cell office:value-type="float" office:value="5.4794520547945212E-17" table:formula="of:=[.D30]/[.$B30]" table:style-name="ce6">
            <text:p>5.5E-017</text:p>
          </table:table-cell>
          <table:table-cell office:value-type="float" office:value="2.7397260273972602E-16" table:formula="of:=[.E30]/[.$B30]" table:style-name="ce6">
            <text:p>2.7E-016</text:p>
          </table:table-cell>
          <table:table-cell office:value-type="float" office:value="2.7397260273972602E-16" table:formula="of:=[.F30]/[.$B30]" table:style-name="ce6">
            <text:p>2.7E-016</text:p>
          </table:table-cell>
          <table:table-cell table:number-columns-repeated="16375"/>
        </table:table-row>
        <table:table-row table:style-name="ro1">
          <table:table-cell office:value-type="float" office:value="10" table:style-name="ce3">
            <text:p>1.00E+001</text:p>
          </table:table-cell>
          <table:table-cell office:value-type="float" office:value="99.7" table:style-name="ce7">
            <text:p>1.0E+02</text:p>
          </table:table-cell>
          <table:table-cell office:value-type="float" office:value="1.1499999999999999" table:style-name="ce7">
            <text:p>1.2E+00</text:p>
          </table:table-cell>
          <table:table-cell office:value-type="float" office:value="5E-15" table:style-name="ce3">
            <text:p>5.00E-015</text:p>
          </table:table-cell>
          <table:table-cell office:value-type="float" office:value="2.9999999999999998E-14" table:style-name="ce3">
            <text:p>3.00E-014</text:p>
          </table:table-cell>
          <table:table-cell office:value-type="float" office:value="4E-14" table:style-name="ce3">
            <text:p>4.00E-014</text:p>
          </table:table-cell>
          <table:table-cell office:value-type="float" office:value="5.0150451354062184E-17" table:formula="of:=[.D31]/[.$B31]" table:style-name="ce6">
            <text:p>5.0E-017</text:p>
          </table:table-cell>
          <table:table-cell office:value-type="float" office:value="3.0090270812437308E-16" table:formula="of:=[.E31]/[.$B31]" table:style-name="ce6">
            <text:p>3.0E-016</text:p>
          </table:table-cell>
          <table:table-cell office:value-type="float" office:value="4.0120361083249747E-16" table:formula="of:=[.F31]/[.$B31]" table:style-name="ce6">
            <text:p>4.0E-016</text:p>
          </table:table-cell>
          <table:table-cell table:number-columns-repeated="16375"/>
        </table:table-row>
        <table:table-row table:style-name="ro1">
          <table:table-cell office:value-type="float" office:value="100" table:style-name="ce3">
            <text:p>1.00E+002</text:p>
          </table:table-cell>
          <table:table-cell office:value-type="float" office:value="10000" table:style-name="ce7">
            <text:p>1.0E+04</text:p>
          </table:table-cell>
          <table:table-cell office:value-type="float" office:value="1.1499999999999999" table:style-name="ce7">
            <text:p>1.2E+00</text:p>
          </table:table-cell>
          <table:table-cell office:value-type="float" office:value="4.9999999999999999E-13" table:style-name="ce3">
            <text:p>5.00E-013</text:p>
          </table:table-cell>
          <table:table-cell office:value-type="float" office:value="3.0000000000000001E-12" table:style-name="ce3">
            <text:p>3.00E-012</text:p>
          </table:table-cell>
          <table:table-cell office:value-type="float" office:value="3.9999999999999999E-12" table:style-name="ce3">
            <text:p>4.00E-012</text:p>
          </table:table-cell>
          <table:table-cell office:value-type="float" office:value="4.9999999999999999E-17" table:formula="of:=[.D32]/[.$B32]" table:style-name="ce6">
            <text:p>5.0E-017</text:p>
          </table:table-cell>
          <table:table-cell office:value-type="float" office:value="2.9999999999999999E-16" table:formula="of:=[.E32]/[.$B32]" table:style-name="ce6">
            <text:p>3.0E-016</text:p>
          </table:table-cell>
          <table:table-cell office:value-type="float" office:value="3.9999999999999999E-16" table:formula="of:=[.F32]/[.$B32]" table:style-name="ce6">
            <text:p>4.0E-016</text:p>
          </table:table-cell>
          <table:table-cell table:number-columns-repeated="16375"/>
        </table:table-row>
        <table:table-row table:number-rows-repeated="104854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6">
      <number:scientific-number number:decimal-places="2" number:min-integer-digits="1" number:min-exponent-digits="3"/>
    </number:number-style>
    <number:number-style style:name="N37">
      <number:scientific-number number:decimal-places="1" number:min-integer-digits="1" number:min-exponent-digits="3"/>
    </number:number-style>
    <number:number-style style:name="N38">
      <number:scientific-number number:decimal-places="1" number:min-integer-digits="1" number:min-exponent-digits="2"/>
    </number:number-style>
    <number:currency-style style:name="N39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9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9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29</meta:generator>
    <dc:creator>Jie Liu</dc:creator>
    <meta:creation-date>2009-04-16T11:32:48Z</meta:creation-date>
    <dc:date>2020-09-14T20:10:28Z</dc:date>
    <meta:editing-cycles>227</meta:editing-cycles>
    <meta:editing-duration>PT982907S</meta:editing-duration>
    <meta:user-defined meta:name="Info 1"/>
    <meta:user-defined meta:name="Info 2"/>
    <meta:user-defined meta:name="Info 3"/>
    <meta:user-defined meta:name="Info 4"/>
  </office:meta>
</office:document-meta>
</file>